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</text:p>
      <text:p text:style-name="Standard"><text:s text:c="4"/>font-family: Arial, sans-serif;</text:p>
      <text:p text:style-name="Standard"><text:s text:c="4"/>background-color: #f8f9fa;</text:p>
      <text:p text:style-name="Standard"><text:s text:c="4"/>color: #343a40;</text:p>
      <text:p text:style-name="Standard">}</text:p>
      <text:p text:style-name="Standard"/>
      <text:p text:style-name="Standard">header h1 {</text:p>
      <text:p text:style-name="Standard"><text:s text:c="4"/>font-size: 2.5rem;</text:p>
      <text:p text:style-name="Standard"><text:s text:c="4"/>color: #007bff;</text:p>
      <text:p text:style-name="Standard">}</text:p>
      <text:p text:style-name="Standard"/>
      <text:p text:style-name="Standard">section {</text:p>
      <text:p text:style-name="Standard"><text:s text:c="4"/>margin-top: 20px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4T08:52:51.133588117</meta:creation-date>
    <dc:date>2024-08-24T08:53:48.085597737</dc:date>
    <meta:editing-duration>PT57S</meta:editing-duration>
    <meta:editing-cycles>1</meta:editing-cycles>
    <meta:document-statistic meta:table-count="0" meta:image-count="0" meta:object-count="0" meta:page-count="1" meta:paragraph-count="12" meta:word-count="23" meta:character-count="175" meta:non-whitespace-character-count="140"/>
    <meta:generator>LibreOffice/6.4.7.2$Linux_X86_64 LibreOffice_project/40$Build-2</meta:generator>
  </office:meta>
</office:document-meta>
</file>